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Puissance en foncion du temps" draw:style-name="gr1" draw:text-style-name="P1" svg:width="14.463cm" svg:height="9.314cm" svg:x="31.808cm" svg:y="0.79cm">
            <draw:object draw:notify-on-update-of-ranges="Feuille1.D2:Feuille1.D49 Feuille1.D2:Feuille1.D49 Feuille1.F2:Feuille1.F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088cm" svg:height="6.551cm" svg:x="32.06cm" svg:y="11.176cm">
            <draw:object draw:notify-on-update-of-ranges="Feuille1.H37:Feuille1.H37 Feuille1.D2:Feuille1.D49 Feuille1.C2:Feuille1.C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235cm" svg:height="7.811cm" svg:x="47.169cm" svg:y="0.903cm">
            <draw:object draw:notify-on-update-of-ranges="Feuille1.C56:Feuille1.C56 Feuille1.D2:Feuille1.D49 Feuille1.G2:Feuille1.G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081cm" svg:height="7.894cm" svg:x="48.051cm" svg:y="9.765cm">
            <draw:object draw:notify-on-update-of-ranges="Feuille1.R29:Feuille1.R29 Feuille1.D34:Feuille1.D49 Feuille1.C34:Feuille1.C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nsion en V</text:p>
          </table:table-cell>
          <table:table-cell office:value-type="string" calcext:value-type="string">
            <text:p>Courant en µA</text:p>
          </table:table-cell>
          <table:table-cell office:value-type="string" calcext:value-type="string">
            <text:p>Temperature °C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R en Ohm</text:p>
          </table:table-cell>
          <table:table-cell office:value-type="string" calcext:value-type="string">
            <text:p>Puissance en W</text:p>
          </table:table-cell>
          <table:table-cell office:value-type="string" calcext:value-type="string">
            <text:p>variation de temperature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3" calcext:value-type="float">
            <text:p>0,92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2]*[.B2]" office:value-type="float" office:value="4.2458" calcext:value-type="float">
            <text:p>4,2458</text:p>
          </table:table-cell>
          <table:table-cell table:formula="of:=[.C2]-[.$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3" calcext:value-type="float">
            <text:p>0,923</text:p>
          </table:table-cell>
          <table:table-cell office:value-type="float" office:value="32.6" calcext:value-type="float">
            <text:p>32,6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A3]*[.B3]" office:value-type="float" office:value="4.2458" calcext:value-type="float">
            <text:p>4,2458</text:p>
          </table:table-cell>
          <table:table-cell table:formula="of:=[.C3]-[.$C$2]"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4" calcext:value-type="float">
            <text:p>0,92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]*[.B4]" office:value-type="float" office:value="4.2504" calcext:value-type="float">
            <text:p>4,2504</text:p>
          </table:table-cell>
          <table:table-cell table:formula="of:=[.C4]-[.$C$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4" calcext:value-type="float">
            <text:p>0,924</text:p>
          </table:table-cell>
          <table:table-cell office:value-type="float" office:value="46" calcext:value-type="float">
            <text:p>46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A5]*[.B5]" office:value-type="float" office:value="4.2504" calcext:value-type="float">
            <text:p>4,2504</text:p>
          </table:table-cell>
          <table:table-cell table:formula="of:=[.C5]-[.$C$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4" calcext:value-type="float">
            <text:p>0,92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]*[.B6]" office:value-type="float" office:value="4.2504" calcext:value-type="float">
            <text:p>4,2504</text:p>
          </table:table-cell>
          <table:table-cell table:formula="of:=[.C6]-[.$C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4" calcext:value-type="float">
            <text:p>0,924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[.A7]*[.B7]" office:value-type="float" office:value="4.2504" calcext:value-type="float">
            <text:p>4,2504</text:p>
          </table:table-cell>
          <table:table-cell table:formula="of:=[.C7]-[.$C$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5" calcext:value-type="float">
            <text:p>0,925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8]*[.B8]" office:value-type="float" office:value="4.255" calcext:value-type="float">
            <text:p>4,255</text:p>
          </table:table-cell>
          <table:table-cell table:formula="of:=[.C8]-[.$C$2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5" calcext:value-type="float">
            <text:p>0,925</text:p>
          </table:table-cell>
          <table:table-cell office:value-type="float" office:value="65" calcext:value-type="float">
            <text:p>65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A9]*[.B9]" office:value-type="float" office:value="4.255" calcext:value-type="float">
            <text:p>4,255</text:p>
          </table:table-cell>
          <table:table-cell table:formula="of:=[.C9]-[.$C$2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6" calcext:value-type="float">
            <text:p>0,926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0]*[.B10]" office:value-type="float" office:value="4.2596" calcext:value-type="float">
            <text:p>4,2596</text:p>
          </table:table-cell>
          <table:table-cell table:formula="of:=[.C10]-[.$C$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6" calcext:value-type="float">
            <text:p>0,926</text:p>
          </table:table-cell>
          <table:table-cell office:value-type="float" office:value="74" calcext:value-type="float">
            <text:p>74</text:p>
          </table:table-cell>
          <table:table-cell office:value-type="float" office:value="4.3" calcext:value-type="float">
            <text:p>4,3</text:p>
          </table:table-cell>
          <table:table-cell/>
          <table:table-cell table:formula="of:=[.A11]*[.B11]" office:value-type="float" office:value="4.2596" calcext:value-type="float">
            <text:p>4,2596</text:p>
          </table:table-cell>
          <table:table-cell table:formula="of:=[.C11]-[.$C$2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6" calcext:value-type="float">
            <text:p>0,92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2]*[.B12]" office:value-type="float" office:value="4.2596" calcext:value-type="float">
            <text:p>4,2596</text:p>
          </table:table-cell>
          <table:table-cell table:formula="of:=[.C12]-[.$C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6" calcext:value-type="float">
            <text:p>0,926</text:p>
          </table:table-cell>
          <table:table-cell office:value-type="float" office:value="81" calcext:value-type="float">
            <text:p>81</text:p>
          </table:table-cell>
          <table:table-cell office:value-type="float" office:value="5.3" calcext:value-type="float">
            <text:p>5,3</text:p>
          </table:table-cell>
          <table:table-cell/>
          <table:table-cell table:formula="of:=[.A13]*[.B13]" office:value-type="float" office:value="4.2596" calcext:value-type="float">
            <text:p>4,2596</text:p>
          </table:table-cell>
          <table:table-cell table:formula="of:=[.C13]-[.$C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6" calcext:value-type="float">
            <text:p>0,92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4]*[.B14]" office:value-type="float" office:value="4.2596" calcext:value-type="float">
            <text:p>4,2596</text:p>
          </table:table-cell>
          <table:table-cell table:formula="of:=[.C14]-[.$C$2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7" calcext:value-type="float">
            <text:p>0,927</text:p>
          </table:table-cell>
          <table:table-cell office:value-type="float" office:value="87" calcext:value-type="float">
            <text:p>87</text:p>
          </table:table-cell>
          <table:table-cell office:value-type="float" office:value="6.3" calcext:value-type="float">
            <text:p>6,3</text:p>
          </table:table-cell>
          <table:table-cell/>
          <table:table-cell table:formula="of:=[.A15]*[.B15]" office:value-type="float" office:value="4.2642" calcext:value-type="float">
            <text:p>4,2642</text:p>
          </table:table-cell>
          <table:table-cell table:formula="of:=[.C15]-[.$C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7" calcext:value-type="float">
            <text:p>0,927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6]*[.B16]" office:value-type="float" office:value="4.2642" calcext:value-type="float">
            <text:p>4,2642</text:p>
          </table:table-cell>
          <table:table-cell table:formula="of:=[.C16]-[.$C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7" calcext:value-type="float">
            <text:p>0,927</text:p>
          </table:table-cell>
          <table:table-cell office:value-type="float" office:value="90" calcext:value-type="float">
            <text:p>90</text:p>
          </table:table-cell>
          <table:table-cell office:value-type="float" office:value="7.3" calcext:value-type="float">
            <text:p>7,3</text:p>
          </table:table-cell>
          <table:table-cell/>
          <table:table-cell table:formula="of:=[.A17]*[.B17]" office:value-type="float" office:value="4.2642" calcext:value-type="float">
            <text:p>4,2642</text:p>
          </table:table-cell>
          <table:table-cell table:formula="of:=[.C17]-[.$C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7" calcext:value-type="float">
            <text:p>0,927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8]*[.B18]" office:value-type="float" office:value="4.2642" calcext:value-type="float">
            <text:p>4,2642</text:p>
          </table:table-cell>
          <table:table-cell table:formula="of:=[.C18]-[.$C$2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7" calcext:value-type="float">
            <text:p>0,927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,3</text:p>
          </table:table-cell>
          <table:table-cell/>
          <table:table-cell table:formula="of:=[.A19]*[.B19]" office:value-type="float" office:value="4.2642" calcext:value-type="float">
            <text:p>4,2642</text:p>
          </table:table-cell>
          <table:table-cell table:formula="of:=[.C19]-[.$C$2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7" calcext:value-type="float">
            <text:p>0,927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0]*[.B20]" office:value-type="float" office:value="4.2642" calcext:value-type="float">
            <text:p>4,2642</text:p>
          </table:table-cell>
          <table:table-cell table:formula="of:=[.C20]-[.$C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7" calcext:value-type="float">
            <text:p>0,927</text:p>
          </table:table-cell>
          <table:table-cell office:value-type="float" office:value="94" calcext:value-type="float">
            <text:p>94</text:p>
          </table:table-cell>
          <table:table-cell office:value-type="float" office:value="9.3" calcext:value-type="float">
            <text:p>9,3</text:p>
          </table:table-cell>
          <table:table-cell/>
          <table:table-cell table:formula="of:=[.A21]*[.B21]" office:value-type="float" office:value="4.2642" calcext:value-type="float">
            <text:p>4,2642</text:p>
          </table:table-cell>
          <table:table-cell table:formula="of:=[.C21]-[.$C$2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2]*[.B22]" office:value-type="float" office:value="4.2688" calcext:value-type="float">
            <text:p>4,2688</text:p>
          </table:table-cell>
          <table:table-cell table:formula="of:=[.C22]-[.$C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3]*[.B23]" office:value-type="float" office:value="4.2688" calcext:value-type="float">
            <text:p>4,2688</text:p>
          </table:table-cell>
          <table:table-cell table:formula="of:=[.C23]-[.$C$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4]*[.B24]" office:value-type="float" office:value="4.2688" calcext:value-type="float">
            <text:p>4,2688</text:p>
          </table:table-cell>
          <table:table-cell table:formula="of:=[.C24]-[.$C$2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5]*[.B25]" office:value-type="float" office:value="4.2688" calcext:value-type="float">
            <text:p>4,2688</text:p>
          </table:table-cell>
          <table:table-cell table:formula="of:=[.C25]-[.$C$2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6]*[.B26]" office:value-type="float" office:value="4.2688" calcext:value-type="float">
            <text:p>4,2688</text:p>
          </table:table-cell>
          <table:table-cell table:formula="of:=[.C26]-[.$C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7]*[.B27]" office:value-type="float" office:value="4.2688" calcext:value-type="float">
            <text:p>4,2688</text:p>
          </table:table-cell>
          <table:table-cell table:formula="of:=[.C27]-[.$C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8]*[.B28]" office:value-type="float" office:value="4.2688" calcext:value-type="float">
            <text:p>4,2688</text:p>
          </table:table-cell>
          <table:table-cell table:formula="of:=[.C28]-[.$C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29]*[.B29]" office:value-type="float" office:value="4.2688" calcext:value-type="float">
            <text:p>4,2688</text:p>
          </table:table-cell>
          <table:table-cell table:formula="of:=[.C29]-[.$C$2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30]*[.B30]" office:value-type="float" office:value="4.2688" calcext:value-type="float">
            <text:p>4,2688</text:p>
          </table:table-cell>
          <table:table-cell table:formula="of:=[.C30]-[.$C$2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31]*[.B31]" office:value-type="float" office:value="4.2688" calcext:value-type="float">
            <text:p>4,2688</text:p>
          </table:table-cell>
          <table:table-cell table:formula="of:=[.C31]-[.$C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2]*[.B32]" office:value-type="float" office:value="4.2688" calcext:value-type="float">
            <text:p>4,2688</text:p>
          </table:table-cell>
          <table:table-cell table:formula="of:=[.C32]-[.$C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28" calcext:value-type="float">
            <text:p>0,928</text:p>
          </table:table-cell>
          <table:table-cell office:value-type="float" office:value="100" calcext:value-type="float">
            <text:p>100</text:p>
          </table:table-cell>
          <table:table-cell office:value-type="float" office:value="20.3" calcext:value-type="float">
            <text:p>20,3</text:p>
          </table:table-cell>
          <table:table-cell/>
          <table:table-cell table:formula="of:=[.A33]*[.B33]" office:value-type="float" office:value="4.2688" calcext:value-type="float">
            <text:p>4,2688</text:p>
          </table:table-cell>
          <table:table-cell table:formula="of:=[.C33]-[.$C$2]"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4]*[.B34]" office:value-type="float" office:value="0" calcext:value-type="float">
            <text:p>0</text:p>
          </table:table-cell>
          <table:table-cell table:formula="of:=[.C34]-[.$C$2]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5.3" calcext:value-type="float">
            <text:p>85,3</text:p>
          </table:table-cell>
          <table:table-cell table:formula="of:=[.D34]+0.3" office:value-type="float" office:value="21.3" calcext:value-type="float">
            <text:p>21,3</text:p>
          </table:table-cell>
          <table:table-cell/>
          <table:table-cell table:formula="of:=[.A35]*[.B35]" office:value-type="float" office:value="0" calcext:value-type="float">
            <text:p>0</text:p>
          </table:table-cell>
          <table:table-cell table:formula="of:=[.C35]-[.$C$2]" office:value-type="float" office:value="59.3" calcext:value-type="float">
            <text:p>59,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.1" calcext:value-type="float">
            <text:p>79,1</text:p>
          </table:table-cell>
          <table:table-cell table:formula="of:=[.D35]+0.7" office:value-type="float" office:value="22" calcext:value-type="float">
            <text:p>22</text:p>
          </table:table-cell>
          <table:table-cell/>
          <table:table-cell table:formula="of:=[.A36]*[.B36]" office:value-type="float" office:value="0" calcext:value-type="float">
            <text:p>0</text:p>
          </table:table-cell>
          <table:table-cell table:formula="of:=[.C36]-[.$C$2]" office:value-type="float" office:value="53.1" calcext:value-type="float">
            <text:p>53,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1.5" calcext:value-type="float">
            <text:p>71,5</text:p>
          </table:table-cell>
          <table:table-cell table:formula="of:=[.D36]+0.3" office:value-type="float" office:value="22.3" calcext:value-type="float">
            <text:p>22,3</text:p>
          </table:table-cell>
          <table:table-cell/>
          <table:table-cell table:formula="of:=[.A37]*[.B37]" office:value-type="float" office:value="0" calcext:value-type="float">
            <text:p>0</text:p>
          </table:table-cell>
          <table:table-cell table:formula="of:=[.C37]-[.$C$2]" office:value-type="float" office:value="45.5" calcext:value-type="float">
            <text:p>45,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  <table:table-cell table:formula="of:=[.D37]+0.7" office:value-type="float" office:value="23" calcext:value-type="float">
            <text:p>23</text:p>
          </table:table-cell>
          <table:table-cell/>
          <table:table-cell table:formula="of:=[.A38]*[.B38]" office:value-type="float" office:value="0" calcext:value-type="float">
            <text:p>0</text:p>
          </table:table-cell>
          <table:table-cell table:formula="of:=[.C38]-[.$C$2]" office:value-type="float" office:value="42.4" calcext:value-type="float">
            <text:p>42,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.9" calcext:value-type="float">
            <text:p>64,9</text:p>
          </table:table-cell>
          <table:table-cell table:formula="of:=[.D38]+0.3" office:value-type="float" office:value="23.3" calcext:value-type="float">
            <text:p>23,3</text:p>
          </table:table-cell>
          <table:table-cell/>
          <table:table-cell table:formula="of:=[.A39]*[.B39]" office:value-type="float" office:value="0" calcext:value-type="float">
            <text:p>0</text:p>
          </table:table-cell>
          <table:table-cell table:formula="of:=[.C39]-[.$C$2]" office:value-type="float" office:value="38.9" calcext:value-type="float">
            <text:p>38,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D39]+0.7" office:value-type="float" office:value="24" calcext:value-type="float">
            <text:p>24</text:p>
          </table:table-cell>
          <table:table-cell/>
          <table:table-cell table:formula="of:=[.A40]*[.B40]" office:value-type="float" office:value="0" calcext:value-type="float">
            <text:p>0</text:p>
          </table:table-cell>
          <table:table-cell table:formula="of:=[.C40]-[.$C$2]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.3" calcext:value-type="float">
            <text:p>58,3</text:p>
          </table:table-cell>
          <table:table-cell table:formula="of:=[.D40]+0.3" office:value-type="float" office:value="24.3" calcext:value-type="float">
            <text:p>24,3</text:p>
          </table:table-cell>
          <table:table-cell/>
          <table:table-cell table:formula="of:=[.A41]*[.B41]" office:value-type="float" office:value="0" calcext:value-type="float">
            <text:p>0</text:p>
          </table:table-cell>
          <table:table-cell table:formula="of:=[.C41]-[.$C$2]" office:value-type="float" office:value="32.3" calcext:value-type="float">
            <text:p>32,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D41]+0.7" office:value-type="float" office:value="25" calcext:value-type="float">
            <text:p>25</text:p>
          </table:table-cell>
          <table:table-cell/>
          <table:table-cell table:formula="of:=[.A42]*[.B42]" office:value-type="float" office:value="0" calcext:value-type="float">
            <text:p>0</text:p>
          </table:table-cell>
          <table:table-cell table:formula="of:=[.C42]-[.$C$2]"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.4" calcext:value-type="float">
            <text:p>52,4</text:p>
          </table:table-cell>
          <table:table-cell table:formula="of:=[.D42]+0.3" office:value-type="float" office:value="25.3" calcext:value-type="float">
            <text:p>25,3</text:p>
          </table:table-cell>
          <table:table-cell/>
          <table:table-cell table:formula="of:=[.A43]*[.B43]" office:value-type="float" office:value="0" calcext:value-type="float">
            <text:p>0</text:p>
          </table:table-cell>
          <table:table-cell table:formula="of:=[.C43]-[.$C$2]" office:value-type="float" office:value="26.4" calcext:value-type="float">
            <text:p>26,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D43]+0.7" office:value-type="float" office:value="26" calcext:value-type="float">
            <text:p>26</text:p>
          </table:table-cell>
          <table:table-cell/>
          <table:table-cell table:formula="of:=[.A44]*[.B44]" office:value-type="float" office:value="0" calcext:value-type="float">
            <text:p>0</text:p>
          </table:table-cell>
          <table:table-cell table:formula="of:=[.C44]-[.$C$2]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.5" calcext:value-type="float">
            <text:p>45,5</text:p>
          </table:table-cell>
          <table:table-cell table:formula="of:=[.D44]+0.3" office:value-type="float" office:value="26.3" calcext:value-type="float">
            <text:p>26,3</text:p>
          </table:table-cell>
          <table:table-cell/>
          <table:table-cell table:formula="of:=[.A45]*[.B45]" office:value-type="float" office:value="0" calcext:value-type="float">
            <text:p>0</text:p>
          </table:table-cell>
          <table:table-cell table:formula="of:=[.C45]-[.$C$2]" office:value-type="float" office:value="19.5" calcext:value-type="float">
            <text:p>19,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D45]+0.7" office:value-type="float" office:value="27" calcext:value-type="float">
            <text:p>27</text:p>
          </table:table-cell>
          <table:table-cell/>
          <table:table-cell table:formula="of:=[.A46]*[.B46]" office:value-type="float" office:value="0" calcext:value-type="float">
            <text:p>0</text:p>
          </table:table-cell>
          <table:table-cell table:formula="of:=[.C46]-[.$C$2]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D46]+0.3" office:value-type="float" office:value="27.3" calcext:value-type="float">
            <text:p>27,3</text:p>
          </table:table-cell>
          <table:table-cell/>
          <table:table-cell table:formula="of:=[.A47]*[.B47]" office:value-type="float" office:value="0" calcext:value-type="float">
            <text:p>0</text:p>
          </table:table-cell>
          <table:table-cell table:formula="of:=[.C47]-[.$C$2]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47]+0.7" office:value-type="float" office:value="28" calcext:value-type="float">
            <text:p>28</text:p>
          </table:table-cell>
          <table:table-cell/>
          <table:table-cell table:formula="of:=[.A48]*[.B48]" office:value-type="float" office:value="0" calcext:value-type="float">
            <text:p>0</text:p>
          </table:table-cell>
          <table:table-cell table:formula="of:=[.C48]-[.$C$2]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D48]+0.3" office:value-type="float" office:value="28.3" calcext:value-type="float">
            <text:p>28,3</text:p>
          </table:table-cell>
          <table:table-cell/>
          <table:table-cell table:formula="of:=[.A49]*[.B49]" office:value-type="float" office:value="0" calcext:value-type="float">
            <text:p>0</text:p>
          </table:table-cell>
          <table:table-cell table:formula="of:=[.C49]-[.$C$2]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7:05:40.838322547</meta:creation-date>
    <dc:date>2023-10-04T18:06:36.100323140</dc:date>
    <meta:editing-duration>PT22M27S</meta:editing-duration>
    <meta:editing-cycles>6</meta:editing-cycles>
    <meta:generator>LibreOffice/7.3.7.2$Linux_X86_64 LibreOffice_project/30$Build-2</meta:generator>
    <meta:document-statistic meta:table-count="1" meta:cell-count="29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464cm" svg:height="9.315cm" xlink:href=".." xlink:type="simple" chart:class="chart:line" chart:style-name="ch1">
        <chart:title svg:x="3.624cm" svg:y="-0.019cm" chart:style-name="ch2">
          <text:p>a) Puissance en fonction du temps</text:p>
        </chart:title>
        <chart:plot-area chart:style-name="ch3" table:cell-range-address="Feuille1.D2:Feuille1.D49 Feuille1.F2:Feuille1.F49" chart:data-source-has-labels="both" svg:x="0.143cm" svg:y="0.423cm" svg:width="13.923cm" svg:height="8.714cm">
          <chart:coordinate-region svg:x="0.87cm" svg:y="0.622cm" svg:width="13.196cm" svg:height="7.723cm"/>
          <chart:axis chart:dimension="x" chart:name="primary-x" chart:style-name="ch4" chartooo:axis-type="text">
            <chart:categories table:cell-range-address="Feuille1.D2:Feuille1.D49"/>
          </chart:axis>
          <chart:axis chart:dimension="y" chart:name="primary-y" chart:style-name="ch4">
            <chart:title svg:x="0cm" svg:y="6.001cm" chart:style-name="ch5">
              <text:p>Puissance en W</text:p>
            </chart:title>
            <chart:grid chart:style-name="ch6" chart:class="major"/>
          </chart:axis>
          <chart:series chart:style-name="ch7" chart:values-cell-range-address="Feuille1.F2:Feuille1.F49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D2:Feuille1.D49</svg:desc>
                </draw:g>
              </table:table-cell>
              <table:table-cell office:value-type="float" office:value="4.2458">
                <text:p>4.2458</text:p>
                <draw:g>
                  <svg:desc>Feuille1.F2:Feuille1.F49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.2458">
                <text:p>4.245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2504">
                <text:p>4.250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.2504">
                <text:p>4.25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2504">
                <text:p>4.250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4.2504">
                <text:p>4.25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255">
                <text:p>4.25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4.255">
                <text:p>4.2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2596">
                <text:p>4.2596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4.2596">
                <text:p>4.25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2596">
                <text:p>4.259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4.2596">
                <text:p>4.25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2596">
                <text:p>4.259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4.2642">
                <text:p>4.26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2642">
                <text:p>4.2642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4.2642">
                <text:p>4.26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2642">
                <text:p>4.2642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4.2642">
                <text:p>4.26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2642">
                <text:p>4.2642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4.2642">
                <text:p>4.26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4.2688">
                <text:p>4.26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89cm" svg:height="6.552cm" xlink:href=".." xlink:type="simple" chart:class="chart:line" chart:style-name="ch1">
        <chart:title svg:x="3.309cm" svg:y="0.267cm" chart:style-name="ch2">
          <text:p>d) Température en fonction du temps</text:p>
        </chart:title>
        <chart:plot-area chart:style-name="ch3" table:cell-range-address="Feuille1.H37:Feuille1.H37 Feuille1.C2:Feuille1.D49" chart:data-source-has-labels="both" svg:x="0.281cm" svg:y="1.177cm" svg:width="13.527cm" svg:height="5.244cm">
          <chart:coordinate-region svg:x="1.088cm" svg:y="1.376cm" svg:width="12.72cm" svg:height="4.253cm"/>
          <chart:axis chart:dimension="x" chart:name="primary-x" chart:style-name="ch4" chartooo:axis-type="auto">
            <chartooo:date-scale/>
            <chart:categories table:cell-range-address="Feuille1.D2:Feuille1.D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49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D2:Feuille1.D49</svg:desc>
                </draw:g>
              </table:table-cell>
              <table:table-cell office:value-type="float" office:value="26">
                <text:p>26</text:p>
                <draw:g>
                  <svg:desc>Feuille1.C2:Feuille1.C49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36cm" svg:height="7.812cm" xlink:href=".." xlink:type="simple" chart:class="chart:line" chart:style-name="ch1">
        <chart:title svg:x="2.587cm" svg:y="0.292cm" chart:style-name="ch2">
          <text:p>e) Variation de températures en fonction du temps</text:p>
        </chart:title>
        <chart:plot-area chart:style-name="ch3" table:cell-range-address="Feuille1.C56:Feuille1.C56 Feuille1.D2:Feuille1.D49 Feuille1.G2:Feuille1.G49" chart:data-source-has-labels="both" svg:x="0.304cm" svg:y="1.227cm" svg:width="14.628cm" svg:height="6.429cm">
          <chart:coordinate-region svg:x="0.925cm" svg:y="1.426cm" svg:width="14.007cm" svg:height="5.438cm"/>
          <chart:axis chart:dimension="x" chart:name="primary-x" chart:style-name="ch4" chartooo:axis-type="auto">
            <chartooo:date-scale/>
            <chart:categories table:cell-range-address="Feuille1.D2:Feuille1.D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G2:Feuille1.G49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D2:Feuille1.D49</svg:desc>
                </draw:g>
              </table:table-cell>
              <table:table-cell office:value-type="float" office:value="0">
                <text:p>0</text:p>
                <draw:g>
                  <svg:desc>Feuille1.G2:Feuille1.G49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82cm" svg:height="7.895cm" xlink:href=".." xlink:type="simple" chart:class="chart:line" chart:style-name="ch1">
        <chart:title svg:x="1.891cm" svg:y="0.293cm" chart:style-name="ch2">
          <text:p>j) Courbes de refroidissement en fonction du temps</text:p>
        </chart:title>
        <chart:plot-area chart:style-name="ch3" table:cell-range-address="Feuille1.R29:Feuille1.R29 Feuille1.C34:Feuille1.D49" chart:data-source-has-labels="both" svg:x="0.281cm" svg:y="1.229cm" svg:width="13.52cm" svg:height="6.509cm">
          <chart:coordinate-region svg:x="1.088cm" svg:y="1.428cm" svg:width="12.381cm" svg:height="5.663cm"/>
          <chart:axis chart:dimension="x" chart:name="primary-x" chart:style-name="ch4" chartooo:axis-type="auto">
            <chartooo:date-scale/>
            <chart:categories table:cell-range-address="Feuille1.D34:Feuille1.D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34:Feuille1.C49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Feuille1.D34:Feuille1.D49</svg:desc>
                </draw:g>
              </table:table-cell>
              <table:table-cell office:value-type="float" office:value="88">
                <text:p>88</text:p>
                <draw:g>
                  <svg:desc>Feuille1.C34:Feuille1.C49</svg:desc>
                </draw:g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